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200000025819812F21.png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</style:style>
    <style:style style:name="gr5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bluelinesgrad-notes">
      <style:graphic-properties draw:fill-color="#ffffff" draw:auto-grow-height="true" fo:min-height="13.364cm"/>
    </style:style>
    <style:style style:name="pr2" style:family="presentation" style:parent-style-name="lyt-bluelinesgrad-title">
      <style:graphic-properties fo:min-height="3.506cm"/>
    </style:style>
    <style:style style:name="pr3" style:family="presentation" style:parent-style-name="lyt-bluelinesgrad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174cm" style:use-optimal-column-width="false"/>
    </style:style>
    <style:style style:name="co2" style:family="table-column">
      <style:table-column-properties style:column-width="1.185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style:repeat="repeat"/>
      <style:paragraph-properties fo:text-align="center" fo:border="0.05cm solid #ffffff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ff00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color="#e6ff00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e6ff00" fo:font-size="66pt" style:font-size-asian="66pt" style:font-size-complex="66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ffff00" fo:font-weight="bold" style:font-weight-asian="bold" style:font-weight-complex="bold"/>
    </style:style>
    <style:style style:name="P9" style:family="paragraph">
      <style:paragraph-properties fo:text-align="center"/>
      <style:text-properties fo:color="#ffff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00"/>
    </style:style>
    <style:style style:name="T1" style:family="text">
      <style:text-properties fo:color="#e6ff00" fo:font-size="66pt" fo:font-weight="normal" style:font-size-asian="66pt" style:font-weight-asian="normal" style:font-size-complex="66pt" style:font-weight-complex="normal"/>
    </style:style>
    <style:style style:name="T2" style:family="text">
      <style:text-properties fo:color="#e6ff00" style:text-outline="false" style:text-line-through-style="none" fo:font-family="'Lucida Console'" style:font-pitch="fixed" fo:font-size="36pt" fo:font-style="normal" fo:text-shadow="none" style:text-underline-style="none" fo:font-weight="normal" style:letter-kerning="true" style:font-family-asian="'Lucida Console'" style:font-pitch-asian="fixed" style:font-size-asian="36pt" style:font-style-asian="normal" style:font-weight-asian="normal" style:font-family-complex="'Lucida Console'" style:font-pitch-complex="fixed" style:font-size-complex="36pt" style:font-style-complex="normal" style:font-weight-complex="normal" style:text-emphasize="none" style:font-relief="none"/>
    </style:style>
    <style:style style:name="T3" style:family="text">
      <style:text-properties fo:color="#e6ff00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4" style:family="text">
      <style:text-properties fo:color="#e6ff00"/>
    </style:style>
    <style:style style:name="T5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e6ff00" fo:font-family="'Courier New'" style:font-family-generic="modern" style:font-pitch="fixed" fo:font-size="66pt" fo:font-weight="bold" style:font-size-asian="66pt" style:font-weight-asian="bold" style:font-size-complex="66pt" style:font-weight-complex="bold"/>
    </style:style>
    <style:style style:name="T7" style:family="text">
      <style:text-properties fo:color="#e6ff00" fo:font-size="66pt" style:font-size-asian="66pt" style:font-size-complex="66pt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color="#ffff00" fo:font-size="54pt" style:font-size-asian="54pt" style:font-size-complex="54pt"/>
    </style:style>
    <style:style style:name="T10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11" style:family="text">
      <style:text-properties fo:color="#ffff00" fo:font-size="24pt" style:font-size-asian="24pt" style:font-size-complex="24pt"/>
    </style:style>
    <style:style style:name="T12" style:family="text">
      <style:text-properties fo:color="#ffff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style-name="gr1" draw:text-style-name="P2" draw:layer="layout" svg:width="23.5cm" svg:height="12.423cm" svg:x="2.5cm" svg:y="4cm">
          <draw:text-box>
            <text:p text:style-name="P1"><text:span text:style-name="T1">The Dangers of</text:span><text:span text:style-name="T1"><text:line-break/></text:span><text:span text:style-name="T1"><text:line-break/></text:span><text:span text:style-name="T2">∙∙∙</text:span><text:span text:style-name="T2"><text:line-break/></text:span><text:span text:style-name="T2"><text:line-break/></text:span><text:span text:style-name="T2"/></text:p>
            <text:p text:style-name="P1"><text:span text:style-name="T3">Visual Think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4">Let's start with a Sequence...</text:span></text:p>
          </draw:text-box>
        </draw:frame>
        <draw:frame draw:style-name="standard" draw:layer="layout" svg:width="14.098cm" svg:height="0.992cm" svg:x="6.748cm" svg:y="7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H</text:p>
              </table:table-cell>
              <table:table-cell>
                <text:p text:style-name="P4">E</text:p>
              </table:table-cell>
              <table:table-cell>
                <text:p text:style-name="P4">L</text:p>
              </table:table-cell>
              <table:table-cell>
                <text:p text:style-name="P4">L</text:p>
              </table:table-cell>
              <table:table-cell>
                <text:p text:style-name="P4">O</text:p>
              </table:table-cell>
              <table:table-cell/>
              <table:table-cell>
                <text:p text:style-name="P4">W</text:p>
              </table:table-cell>
              <table:table-cell>
                <text:p text:style-name="P4">O</text:p>
              </table:table-cell>
              <table:table-cell>
                <text:p text:style-name="P4">R</text:p>
              </table:table-cell>
              <table:table-cell>
                <text:p text:style-name="P4">L</text:p>
              </table:table-cell>
              <table:table-cell>
                <text:p text:style-name="P4">D</text:p>
              </table:table-cell>
              <table:table-cell>
                <text:p text:style-name="P4">!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4.5cm" svg:height="1.377cm" svg:x="6.5cm" svg:y="11.623cm">
          <draw:text-box>
            <text:p text:style-name="P1"><text:span text:style-name="T5">How "Big" is this ?</text:span></text:p>
          </draw:text-box>
        </draw:frame>
        <draw:frame draw:style-name="gr3" draw:text-style-name="P6" draw:layer="layout" svg:width="10.771cm" svg:height="3.058cm" svg:x="9cm" svg:y="15.497cm">
          <draw:text-box>
            <text:p text:style-name="P1"><text:span text:style-name="T6">12</text:span><text:span text:style-name="T7">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7"><text:span text:style-name="T8">And, how about this?...</text:span></text:p>
          </draw:text-box>
        </draw:frame>
        <draw:frame presentation:style-name="pr5" draw:text-style-name="P3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4" draw:text-style-name="P6" draw:layer="layout" svg:width="8cm" svg:height="2.889cm" svg:x="10.5cm" svg:y="15.5cm">
          <draw:text-box>
            <text:p text:style-name="P1"><text:span text:style-name="T6">4!</text:span></text:p>
          </draw:text-box>
        </draw:frame>
        <draw:g>
          <draw:line draw:style-name="gr5" draw:text-style-name="P1" draw:layer="layout" svg:x1="14.4cm" svg:y1="10cm" svg:x2="14.4cm" svg:y2="8cm">
            <text:p/>
          </draw:line>
          <draw:line draw:style-name="gr5" draw:text-style-name="P1" draw:layer="layout" svg:x1="17.9cm" svg:y1="10cm" svg:x2="17.9cm" svg:y2="8cm">
            <text:p/>
          </draw:line>
          <draw:line draw:style-name="gr6" draw:text-style-name="P1" draw:layer="layout" svg:x1="14.4cm" svg:y1="10cm" svg:x2="17.9cm" svg:y2="10cm">
            <text:p/>
          </draw:line>
        </draw:g>
        <draw:frame draw:style-name="gr3" draw:text-style-name="P5" draw:layer="layout" svg:width="14.5cm" svg:height="1.377cm" svg:x="6.5cm" svg:y="11.623cm">
          <draw:text-box>
            <text:p text:style-name="P1"><text:span text:style-name="T5">How "Big" is this ?</text:span></text:p>
          </draw:text-box>
        </draw:frame>
        <draw:frame draw:style-name="standard" draw:layer="layout" svg:width="14.098cm" svg:height="0.992cm" svg:x="6.748cm" svg:y="7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H</text:p>
              </table:table-cell>
              <table:table-cell>
                <text:p text:style-name="P4">E</text:p>
              </table:table-cell>
              <table:table-cell>
                <text:p text:style-name="P4">L</text:p>
              </table:table-cell>
              <table:table-cell>
                <text:p text:style-name="P4">L</text:p>
              </table:table-cell>
              <table:table-cell>
                <text:p text:style-name="P4">O</text:p>
              </table:table-cell>
              <table:table-cell/>
              <table:table-cell>
                <text:p text:style-name="P4">W</text:p>
              </table:table-cell>
              <table:table-cell>
                <text:p text:style-name="P4">O</text:p>
              </table:table-cell>
              <table:table-cell>
                <text:p text:style-name="P4">R</text:p>
              </table:table-cell>
              <table:table-cell>
                <text:p text:style-name="P4">L</text:p>
              </table:table-cell>
              <table:table-cell>
                <text:p text:style-name="P4">D</text:p>
              </table:table-cell>
              <table:table-cell>
                <text:p text:style-name="P4">!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7"><text:span text:style-name="T8">Now, how about this?...</text:span></text:p>
          </draw:text-box>
        </draw:frame>
        <draw:frame presentation:style-name="pr5" draw:text-style-name="P3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4" draw:text-style-name="P6" draw:layer="layout" svg:width="8cm" svg:height="2.889cm" svg:x="10.491cm" svg:y="15.496cm">
          <draw:text-box>
            <text:p text:style-name="P1"><text:span text:style-name="T6">3?</text:span></text:p>
          </draw:text-box>
        </draw:frame>
        <draw:g>
          <draw:line draw:style-name="gr5" draw:text-style-name="P1" draw:layer="layout" svg:x1="13.85cm" svg:y1="10cm" svg:x2="13.85cm" svg:y2="8cm">
            <text:p/>
          </draw:line>
          <draw:line draw:style-name="gr5" draw:text-style-name="P1" draw:layer="layout" svg:x1="17.35cm" svg:y1="10cm" svg:x2="17.35cm" svg:y2="8cm">
            <text:p/>
          </draw:line>
          <draw:line draw:style-name="gr6" draw:text-style-name="P1" draw:layer="layout" svg:x1="13.85cm" svg:y1="10cm" svg:x2="17.35cm" svg:y2="10cm">
            <text:p/>
          </draw:line>
        </draw:g>
        <draw:frame draw:style-name="standard" draw:layer="layout" svg:width="14.098cm" svg:height="0.992cm" svg:x="6.748cm" svg:y="7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H</text:p>
              </table:table-cell>
              <table:table-cell>
                <text:p text:style-name="P4">E</text:p>
              </table:table-cell>
              <table:table-cell>
                <text:p text:style-name="P4">L</text:p>
              </table:table-cell>
              <table:table-cell>
                <text:p text:style-name="P4">L</text:p>
              </table:table-cell>
              <table:table-cell>
                <text:p text:style-name="P4">O</text:p>
              </table:table-cell>
              <table:table-cell/>
              <table:table-cell>
                <text:p text:style-name="P4">W</text:p>
              </table:table-cell>
              <table:table-cell>
                <text:p text:style-name="P4">O</text:p>
              </table:table-cell>
              <table:table-cell>
                <text:p text:style-name="P4">R</text:p>
              </table:table-cell>
              <table:table-cell>
                <text:p text:style-name="P4">L</text:p>
              </table:table-cell>
              <table:table-cell>
                <text:p text:style-name="P4">D</text:p>
              </table:table-cell>
              <table:table-cell>
                <text:p text:style-name="P4">!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5" draw:layer="layout" svg:width="14.5cm" svg:height="1.377cm" svg:x="6.5cm" svg:y="11.624cm">
          <draw:text-box>
            <text:p text:style-name="P1"><text:span text:style-name="T5">How "Big" is this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4.5cm" svg:height="4.501cm" svg:x="7cm" svg:y="2.374cm">
          <draw:text-box>
            <text:p text:style-name="P1"><text:span text:style-name="T9">Aha! <text:s text:c="2"/>The old "</text:span><text:span text:style-name="T10">+1 -1 Bug</text:span><text:span text:style-name="T9">"!</text:span></text:p>
          </draw:text-box>
        </draw:frame>
        <draw:frame draw:style-name="gr3" draw:text-style-name="P11" draw:layer="layout" svg:width="20.5cm" svg:height="5.94cm" svg:x="5.5cm" svg:y="10.004cm">
          <draw:text-box>
            <text:p text:style-name="P10"><text:span text:style-name="T11">And all caused by </text:span><text:span text:style-name="T12">Visual Trickery</text:span><text:span text:style-name="T11"> in the software developer's head.</text:span></text:p>
            <text:p text:style-name="P10"><text:span text:style-name="T11"/></text:p>
            <text:p text:style-name="P10"><text:span text:style-name="T11">Not, because of "laziness" or "stupidity", but because they let their brain trick them visually and forgot to catch i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BEFE_20_Standard" draw:display-name="BEFE Standard" draw:style="linear" draw:start-color="#000080" draw:end-color="#99ccff" draw:start-intensity="100%" draw:end-intensity="100%" draw:angle="0" draw:border="0%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EFE_20_Standard" draw:fill-image-name="bluelinesdark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gradient" draw:fill-gradient-name="BEFE_20_Standard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EFE_20_Standard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H1M18S</meta:editing-duration>
    <meta:editing-cycles>12</meta:editing-cycles>
    <meta:generator>OpenOffice.org/3.3$Win32 OpenOffice.org_project/330m20$Build-9567</meta:generator>
    <dc:date>2011-10-21T23:19:33.30</dc:date>
    <dc:creator>Bruce Ferris</dc:creator>
    <meta:document-statistic meta:object-count="67"/>
  </office:meta>
</office:document-meta>
</file>